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96" style:family="table-column">
      <style:table-column-properties fo:break-before="auto" style:column-width="241.54pt"/>
    </style:style>
    <style:style style:name="co97" style:family="table-column">
      <style:table-column-properties fo:break-before="auto" style:column-width="213.56pt"/>
    </style:style>
    <style:style style:name="co98" style:family="table-column">
      <style:table-column-properties fo:break-before="auto" style:column-width="46.29pt"/>
    </style:style>
    <style:style style:name="co99" style:family="table-column">
      <style:table-column-properties fo:break-before="auto" style:column-width="260.39pt"/>
    </style:style>
    <style:style style:name="co100" style:family="table-column">
      <style:table-column-properties fo:break-before="auto" style:column-width="53.55pt"/>
    </style:style>
    <style:style style:name="co101" style:family="table-column">
      <style:table-column-properties fo:break-before="auto" style:column-width="273.74pt"/>
    </style:style>
    <style:style style:name="co102" style:family="table-column">
      <style:table-column-properties fo:break-before="auto" style:column-width="48.1pt"/>
    </style:style>
    <style:style style:name="co103" style:family="table-column">
      <style:table-column-properties fo:break-before="auto" style:column-width="256.25pt"/>
    </style:style>
    <style:style style:name="co104" style:family="table-column">
      <style:table-column-properties fo:break-before="auto" style:column-width="47.2pt"/>
    </style:style>
    <style:style style:name="co105" style:family="table-column">
      <style:table-column-properties fo:break-before="auto" style:column-width="338.74pt"/>
    </style:style>
    <style:style style:name="co106" style:family="table-column">
      <style:table-column-properties fo:break-before="auto" style:column-width="57.2pt"/>
    </style:style>
    <style:style style:name="co118" style:family="table-column">
      <style:table-column-properties fo:break-before="auto" style:column-width="356.91pt"/>
    </style:style>
    <style:style style:name="co119" style:family="table-column">
      <style:table-column-properties fo:break-before="auto" style:column-width="349.65pt"/>
    </style:style>
    <style:style style:name="co120" style:family="table-column">
      <style:table-column-properties fo:break-before="auto" style:column-width="49.01pt"/>
    </style:style>
    <style:style style:name="co121" style:family="table-column">
      <style:table-column-properties fo:break-before="auto" style:column-width="330.55pt"/>
    </style:style>
    <style:style style:name="co122" style:family="table-column">
      <style:table-column-properties fo:break-before="auto" style:column-width="56.3pt"/>
    </style:style>
    <style:style style:name="co123" style:family="table-column">
      <style:table-column-properties fo:break-before="auto" style:column-width="257.3pt"/>
    </style:style>
    <style:style style:name="co124" style:family="table-column">
      <style:table-column-properties fo:break-before="auto" style:column-width="261.64pt"/>
    </style:style>
    <style:style style:name="co125" style:family="table-column">
      <style:table-column-properties fo:break-before="auto" style:column-width="253.45pt"/>
    </style:style>
    <style:style style:name="co12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8" style:family="table-column">
      <style:table-column-properties fo:break-before="auto" style:column-width="163.64pt"/>
    </style:style>
    <style:style style:name="co109" style:family="table-column">
      <style:table-column-properties fo:break-before="auto" style:column-width="191.4pt"/>
    </style:style>
    <style:style style:name="co110" style:family="table-column">
      <style:table-column-properties fo:break-before="auto" style:column-width="204.8pt"/>
    </style:style>
    <style:style style:name="co111" style:family="table-column">
      <style:table-column-properties fo:break-before="auto" style:column-width="157.44pt"/>
    </style:style>
    <style:style style:name="co112" style:family="table-column">
      <style:table-column-properties fo:break-before="auto" style:column-width="143.04pt"/>
    </style:style>
    <style:style style:name="co113" style:family="table-column">
      <style:table-column-properties fo:break-before="auto" style:column-width="167.75pt"/>
    </style:style>
    <style:style style:name="co114" style:family="table-column">
      <style:table-column-properties fo:break-before="auto" style:column-width="168.8pt"/>
    </style:style>
    <style:style style:name="co115" style:family="table-column">
      <style:table-column-properties fo:break-before="auto" style:column-width="155.4pt"/>
    </style:style>
    <style:style style:name="co116" style:family="table-column">
      <style:table-column-properties fo:break-before="auto" style:column-width="223.34pt"/>
    </style:style>
    <style:style style:name="co117" style:family="table-column">
      <style:table-column-properties fo:break-before="auto" style:column-width="173.96pt"/>
    </style:style>
    <style:style style:name="co127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81" style:family="table-column">
      <style:table-column-properties fo:break-before="auto" style:column-width="101.91pt"/>
    </style:style>
    <style:style style:name="co82" style:family="table-column">
      <style:table-column-properties fo:break-before="auto" style:column-width="82.29pt"/>
    </style:style>
    <style:style style:name="co83" style:family="table-column">
      <style:table-column-properties fo:break-before="auto" style:column-width="68.94pt"/>
    </style:style>
    <style:style style:name="co84" style:family="table-column">
      <style:table-column-properties fo:break-before="auto" style:column-width="64.8pt"/>
    </style:style>
    <style:style style:name="co85" style:family="table-column">
      <style:table-column-properties fo:break-before="auto" style:column-width="94.65pt"/>
    </style:style>
    <style:style style:name="co86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80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3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5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5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58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59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6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7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7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96" table:default-cell-style-name="ce77"/>
        <table:table-column table:style-name="co97" table:default-cell-style-name="ce77"/>
        <table:table-column table:style-name="co98" table:default-cell-style-name="ce77"/>
        <table:table-column table:style-name="co99" table:default-cell-style-name="ce77"/>
        <table:table-column table:style-name="co100" table:default-cell-style-name="ce77"/>
        <table:table-column table:style-name="co101" table:default-cell-style-name="ce77"/>
        <table:table-column table:style-name="co102" table:default-cell-style-name="ce77"/>
        <table:table-column table:style-name="co99" table:default-cell-style-name="ce77"/>
        <table:table-column table:style-name="co98" table:default-cell-style-name="ce77"/>
        <table:table-column table:style-name="co103" table:default-cell-style-name="ce77"/>
        <table:table-column table:style-name="co104" table:default-cell-style-name="ce77"/>
        <table:table-column table:style-name="co105" table:default-cell-style-name="ce77"/>
        <table:table-column table:style-name="co106" table:default-cell-style-name="ce77"/>
        <table:table-column table:style-name="co118" table:default-cell-style-name="ce77"/>
        <table:table-column table:style-name="co98" table:default-cell-style-name="ce77"/>
        <table:table-column table:style-name="co119" table:default-cell-style-name="ce77"/>
        <table:table-column table:style-name="co120" table:default-cell-style-name="ce77"/>
        <table:table-column table:style-name="co121" table:default-cell-style-name="ce101"/>
        <table:table-column table:style-name="co122" table:default-cell-style-name="ce101"/>
        <table:table-column table:style-name="co123" table:default-cell-style-name="ce77"/>
        <table:table-column table:style-name="co104" table:default-cell-style-name="ce74"/>
        <table:table-column table:style-name="co124" table:default-cell-style-name="ce77"/>
        <table:table-column table:style-name="co10" table:default-cell-style-name="ce77"/>
        <table:table-column table:style-name="co125" table:default-cell-style-name="ce77"/>
        <table:table-column table:style-name="co126" table:default-cell-style-name="ce77"/>
        <table:table-column table:style-name="co125" table:default-cell-style-name="ce77"/>
        <table:table-column table:style-name="co126" table:default-cell-style-name="ce77"/>
        <table:table-column table:style-name="co10" table:number-columns-repeated="995" table:default-cell-style-name="ce91"/>
        <table:table-row table:style-name="ro1">
          <table:table-cell table:style-name="ce66" office:value-type="string" calcext:value-type="string">
            <text:p>Skill Name</text:p>
          </table:table-cell>
          <table:table-cell table:style-name="ce78" office:value-type="string" calcext:value-type="string" table:number-columns-spanned="2" table:number-rows-spanned="1">
            <text:p>Any Mode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Team Fight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TEAM_ROA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PUSH_TOWER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ATTACK</text:p>
          </table:table-cell>
          <table:covered-table-cell table:style-name="ce104"/>
          <table:table-cell table:style-name="ce78" office:value-type="string" calcext:value-type="string" table:number-columns-spanned="2" table:number-rows-spanned="1">
            <text:p>BOT_MODE_LANING</text:p>
          </table:table-cell>
          <table:covered-table-cell table:style-name="ce78"/>
          <table:table-cell table:style-name="ce78" office:value-type="string" calcext:value-type="string" table:number-columns-spanned="2" table:number-rows-spanned="1">
            <text:p>BOT_MODE_ROSHAN </text:p>
          </table:table-cell>
          <table:covered-table-cell table:style-name="ce78"/>
          <table:table-cell table:style-name="ce104" office:value-type="string" calcext:value-type="string" table:number-columns-spanned="2" table:number-rows-spanned="1">
            <text:p>BOT_MODE_FARM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DEFEND_TOWER</text:p>
          </table:table-cell>
          <table:covered-table-cell table:style-name="ce106"/>
          <table:table-cell table:style-name="ce104" office:value-type="string" calcext:value-type="string" table:number-columns-spanned="2" table:number-rows-spanned="1">
            <text:p>BOT_MODE_DEFEND_ALLY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RETREAT</text:p>
          </table:table-cell>
          <table:covered-table-cell table:style-name="ce104"/>
          <table:table-cell table:style-name="ce104" office:value-type="string" calcext:value-type="string" table:number-columns-spanned="2" table:number-rows-spanned="1">
            <text:p>BOT_MODE_EVASIVE_MANEUVERS </text:p>
          </table:table-cell>
          <table:covered-table-cell table:style-name="ce104"/>
          <table:table-cell table:number-columns-repeated="995"/>
        </table:table-row>
        <table:table-row table:style-name="ro1">
          <table:table-cell table:style-name="ce72" office:value-type="string" calcext:value-type="string">
            <text:p>chaos_knight_chaos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chaos_knight_phantasm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chaos_knight_reality_rift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69" office:value-type="string" calcext:value-type="string">
            <text:p>crystal_maiden_crystal_nova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90" calcext:value-type="float">
            <text:p>9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crystal_maiden_freezing_field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0" table:number-columns-repeated="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crystal_maiden_frostbit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2" office:value-type="string" calcext:value-type="string">
            <text:p>attacked_not_disabl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attacked_not_disabl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frost_arrows 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trueshot </text:p>
          </table:table-cell>
          <table:table-cell table:style-name="ce74" table:number-columns-repeated="2"/>
          <table:table-cell table:style-name="ce74" office:value-type="string" calcext:value-type="string">
            <text:p>three_and_more_ally_creeps_aoe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three_and_more_ally_creeps_ao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three_and_more_ally_creeps_aoe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drow_ranger_wave_of_silence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table:number-columns-repeated="2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1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blin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ourier</text:p>
          </table:table-cell>
          <table:table-cell table:style-name="ce105" office:value-type="string" calcext:value-type="string">
            <text:p>always_self</text:p>
          </table:table-cell>
          <table:table-cell table:style-name="ce74" office:value-type="float" office:value="100" calcext:value-type="float">
            <text:p>100</text:p>
          </table:table-cell>
          <table:table-cell table:style-name="ce74" table:number-columns-repeated="2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7"/>
          <table:table-cell table:style-name="ce86"/>
          <table:table-cell table:style-name="ce81" table:number-columns-repeated="7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cyclone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glimmer_cap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low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2" office:value-type="string" calcext:value-type="string">
            <text:p>item_lotus_orb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sheepstick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blade_fury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aoe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_aoe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three_and_more_enemy_creeps_aoe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healing_ward 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80" calcext:value-type="float">
            <text:p>80</text:p>
          </table:table-cell>
          <table:table-cell table:style-name="ce74" office:value-type="string" calcext:value-type="string">
            <text:p>low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table:number-columns-repeated="2"/>
          <table:table-cell table:style-name="ce87" office:value-type="string" calcext:value-type="string">
            <text:p>low_hp_ally_hero</text:p>
          </table:table-cell>
          <table:table-cell table:style-name="ce87" table:number-columns-repeated="5"/>
          <table:table-cell table:style-name="ce81" table:number-columns-repeated="4"/>
          <table:table-cell table:style-name="ce100" table:number-columns-repeated="2"/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juggernaut_omni_slas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chain_frost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/>
          <table:table-cell table:style-name="ce86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3"/>
          <table:table-cell table:style-name="ce82"/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dark_ritual</text:p>
          </table:table-cell>
          <table:table-cell table:style-name="ce74" office:value-type="string" calcext:value-type="string">
            <text:p>low_hp_ally_creep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armor</text:p>
          </table:table-cell>
          <table:table-cell table:style-name="ce74" office:value-type="string" calcext:value-type="string">
            <text:p>half_h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office:value-type="string" calcext:value-type="string">
            <text:p>half_hp_all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ally_hero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 office:value-type="string" calcext:value-type="string">
            <text:p>low_hp_all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20" calcext:value-type="float">
            <text:p>2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half_hp_all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lich_frost_nova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lion_finger_of_death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lion_impal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2" office:value-type="float" office:value="80" calcext:value-type="float">
            <text:p>8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lion_mana_drain</text:p>
          </table:table-cell>
          <table:table-cell table:style-name="ce74" table:number-columns-repeated="4"/>
          <table:table-cell table:style-name="ce87" table:number-columns-repeated="4"/>
          <table:table-cell table:style-name="ce86" table:number-columns-repeated="2"/>
          <table:table-cell table:style-name="ce87" office:value-type="string" calcext:value-type="string">
            <text:p>use_on_attack_enemy_with_mana_when_low_mp</text:p>
          </table:table-cell>
          <table:table-cell table:style-name="ce86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use_on_attack_enemy_with_mana_when_low_mp</text:p>
          </table:table-cell>
          <table:table-cell table:style-name="ce81" office:value-type="float" office:value="70" calcext:value-type="float">
            <text:p>70</text:p>
          </table:table-cell>
          <table:table-cell table:style-name="ce100" office:value-type="string" calcext:value-type="string">
            <text:p>use_on_attack_enemy_with_mana_when_low_mp</text:p>
          </table:table-cell>
          <table:table-cell table:style-name="ce100" office:value-type="float" office:value="70" calcext:value-type="float">
            <text:p>70</text:p>
          </table:table-cell>
          <table:table-cell table:style-name="ce81"/>
          <table:table-cell table:style-name="ce82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lion_voodoo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phantom_strike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phantom_assassin_stifling_dagger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office:value-type="string" calcext:value-type="string">
            <text:p>last_hit_enemy_creep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doppelwalk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ranged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ranged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phantom_edge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phantom_lancer_spirit_lanc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ether_shock 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mass_serpent_ward 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87" table:number-columns-repeated="4"/>
          <table:table-cell table:style-name="ce87" office:value-type="string" calcext:value-type="string">
            <text:p>attacked_enemy_building</text:p>
          </table:table-cell>
          <table:table-cell table:style-name="ce86" office:value-type="float" office:value="90" calcext:value-type="float">
            <text:p>90</text:p>
          </table:table-cell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1"/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shackles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0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1" office:value-type="string" calcext:value-type="string">
            <text:p>shadow_shaman_voodoo 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3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table:number-columns-repeated="2"/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skeleton_king_hellfire_blas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sniper_assassinate</text:p>
          </table:table-cell>
          <table:table-cell table:style-name="ce74" office:value-type="string" calcext:value-type="string">
            <text:p>min_hp_enemy_hero_to_kill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4"/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sniper_shrapne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attacked_enemy_hero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three_and_more_enemy_creeps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30" calcext:value-type="float">
            <text:p>3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2" office:value-type="float" office:value="50" calcext:value-type="float">
            <text:p>5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three_and_more_neutral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three_and_more_enemy_creeps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hero</text:p>
          </table:table-cell>
          <table:table-cell table:style-name="ce81" office:value-type="float" office:value="10" calcext:value-type="float">
            <text:p>10</text:p>
          </table:table-cell>
          <table:table-cell table:style-name="ce81" table:number-columns-repeated="4"/>
          <table:table-cell table:number-columns-repeated="995"/>
        </table:table-row>
        <table:table-row table:style-name="ro1">
          <table:table-cell table:style-name="ce70" office:value-type="string" calcext:value-type="string">
            <text:p>sven_gods_strength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0" office:value-type="string" calcext:value-type="string">
            <text:p>sven_storm_bolt</text:p>
          </table:table-cell>
          <table:table-cell table:style-name="ce74" office:value-type="string" calcext:value-type="string">
            <text:p>channeling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0" office:value-type="string" calcext:value-type="string">
            <text:p>sven_warcry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earthshock 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aoe</text:p>
          </table:table-cell>
          <table:table-cell table:style-name="ce74" office:value-type="float" office:value="90" calcext:value-type="float">
            <text:p>9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ao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/>
          <table:table-cell table:style-name="ce100" table:number-columns-repeated="2"/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70" calcext:value-type="float">
            <text:p>7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2" office:value-type="float" office:value="50" calcext:value-type="float">
            <text:p>5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style-name="ce82" office:value-type="string" calcext:value-type="string">
            <text:p>use_on_attack_enemy_hero_aoe</text:p>
          </table:table-cell>
          <table:table-cell table:style-name="ce81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ursa_enrage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50" calcext:value-type="float">
            <text:p>5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ursa_overpower</text:p>
          </table:table-cell>
          <table:table-cell table:style-name="ce74" table:number-columns-repeated="2"/>
          <table:table-cell table:style-name="ce73" office:value-type="string" calcext:value-type="string">
            <text:p>use_on_attack_enemy_hero_melee</text:p>
          </table:table-cell>
          <table:table-cell table:style-name="ce74" office:value-type="float" office:value="80" calcext:value-type="float">
            <text:p>8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70" calcext:value-type="float">
            <text:p>70</text:p>
          </table:table-cell>
          <table:table-cell table:style-name="ce87" table:number-columns-repeated="2"/>
          <table:table-cell table:style-name="ce86" office:value-type="string" calcext:value-type="string">
            <text:p>use_on_attack_enemy_hero_melee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use_on_attack_enemy_creep_melee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1" table:number-columns-repeated="8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fatal_bonds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table:number-columns-repeated="4"/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4"/>
          <table:table-cell table:style-name="ce100" table:number-columns-repeated="2"/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60" calcext:value-type="float">
            <text:p>6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rain_of_chaos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90" calcext:value-type="float">
            <text:p>90</text:p>
          </table:table-cell>
          <table:table-cell table:style-name="ce87"/>
          <table:table-cell table:style-name="ce86"/>
          <table:table-cell table:style-name="ce87"/>
          <table:table-cell table:style-name="ce86"/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20" calcext:value-type="float">
            <text:p>2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90" calcext:value-type="float">
            <text:p>9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shadow_word</text:p>
          </table:table-cell>
          <table:table-cell table:style-name="ce74" table:number-columns-repeated="2"/>
          <table:table-cell table:style-name="ce74" office:value-type="string" calcext:value-type="string">
            <text:p>attacked_enemy_hero</text:p>
          </table:table-cell>
          <table:table-cell table:style-name="ce74" office:value-type="float" office:value="75" calcext:value-type="float">
            <text:p>75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90" calcext:value-type="float">
            <text:p>9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70" calcext:value-type="float">
            <text:p>7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enemy_hero</text:p>
          </table:table-cell>
          <table:table-cell table:style-name="ce82" office:value-type="float" office:value="75" calcext:value-type="float">
            <text:p>75</text:p>
          </table:table-cell>
          <table:table-cell table:style-name="ce81" office:value-type="string" calcext:value-type="string">
            <text:p>low_hp_ally_hero</text:p>
          </table:table-cell>
          <table:table-cell table:style-name="ce81" office:value-type="float" office:value="80" calcext:value-type="float">
            <text:p>8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warlock_upheaval</text:p>
          </table:table-cell>
          <table:table-cell table:style-name="ce74" table:number-columns-repeated="2"/>
          <table:table-cell table:style-name="ce74" office:value-type="string" calcext:value-type="string">
            <text:p>three_and_more_enemy_heroes</text:p>
          </table:table-cell>
          <table:table-cell table:style-name="ce74" office:value-type="float" office:value="70" calcext:value-type="float">
            <text:p>7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7" office:value-type="string" calcext:value-type="string">
            <text:p>three_and_more_enemy_heroes</text:p>
          </table:table-cell>
          <table:table-cell table:style-name="ce86" office:value-type="float" office:value="50" calcext:value-type="float">
            <text:p>50</text:p>
          </table:table-cell>
          <table:table-cell table:style-name="ce87" office:value-type="string" calcext:value-type="string">
            <text:p>attacked_enemy_hero</text:p>
          </table:table-cell>
          <table:table-cell table:style-name="ce86" office:value-type="float" office:value="40" calcext:value-type="float">
            <text:p>40</text:p>
          </table:table-cell>
          <table:table-cell table:style-name="ce81" table:number-columns-repeated="6"/>
          <table:table-cell table:style-name="ce81" office:value-type="string" calcext:value-type="string">
            <text:p>three_and_more_enemy_heroes</text:p>
          </table:table-cell>
          <table:table-cell table:style-name="ce82" office:value-type="float" office:value="70" calcext:value-type="float">
            <text:p>70</text:p>
          </table:table-cell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2" office:value-type="string" calcext:value-type="string">
            <text:p>item_tango</text:p>
          </table:table-cell>
          <table:table-cell table:style-name="ce74" office:value-type="string" calcext:value-type="string">
            <text:p>half_hp_tree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larity</text:p>
          </table:table-cell>
          <table:table-cell table:style-name="ce74" office:value-type="string" calcext:value-type="string">
            <text:p>low_mp_self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stic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magic_wand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<text:s text:c="2"/>item_black_king_bar</text:p>
          </table:table-cell>
          <table:table-cell table:style-name="ce74" table:number-columns-repeated="2"/>
          <table:table-cell table:style-name="ce74" office:value-type="string" calcext:value-type="string">
            <text:p>half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70" calcext:value-type="float">
            <text:p>70</text:p>
          </table:table-cell>
          <table:table-cell table:style-name="ce86" office:value-type="string" calcext:value-type="string">
            <text:p>half_hp_self</text:p>
          </table:table-cell>
          <table:table-cell table:style-name="ce87" office:value-type="float" office:value="50" calcext:value-type="float">
            <text:p>50</text:p>
          </table:table-cell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 office:value-type="string" calcext:value-type="string">
            <text:p>half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2"/>
          <table:table-cell table:style-name="ce81"/>
          <table:table-cell table:style-name="ce81" office:value-type="string" calcext:value-type="string">
            <text:p>low_hp_self</text:p>
          </table:table-cell>
          <table:table-cell table:style-name="ce81" office:value-type="float" office:value="70" calcext:value-type="float">
            <text:p>7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table:style-name="ce74" office:value-type="string" calcext:value-type="string">
            <text:p>toggle_on_attack_enemy_hero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butterfly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satanic</text:p>
          </table:table-cell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74" table:number-columns-repeated="2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6"/>
          <table:table-cell table:number-columns-repeated="995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table:style-name="ce74" table:number-columns-repeated="4"/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4"/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90" calcext:value-type="float">
            <text:p>9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table:number-columns-repeated="2"/>
          <table:table-cell table:style-name="ce81" office:value-type="string" calcext:value-type="string">
            <text:p>low_hp_self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diffu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item_abyssal_blade</text:p>
          </table:table-cell>
          <table:table-cell table:style-name="ce74" table:number-columns-repeated="2"/>
          <table:table-cell table:style-name="ce74" office:value-type="string" calcext:value-type="string">
            <text:p>attacked_not_disabled_enemy_hero</text:p>
          </table:table-cell>
          <table:table-cell table:style-name="ce74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80" calcext:value-type="float">
            <text:p>8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attacked_not_disabled_enemy_hero</text:p>
          </table:table-cell>
          <table:table-cell table:style-name="ce86" office:value-type="float" office:value="60" calcext:value-type="float">
            <text:p>60</text:p>
          </table:table-cell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70" calcext:value-type="float">
            <text:p>7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attacked_not_disabl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71" office:value-type="string" calcext:value-type="string">
            <text:p><text:s text:c="2"/>item_hurricane_pike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30" calcext:value-type="float">
            <text:p>30</text:p>
          </table:table-cell>
          <table:table-cell table:style-name="ce81" office:value-type="string" calcext:value-type="string">
            <text:p>last_attacked_enemy_hero</text:p>
          </table:table-cell>
          <table:table-cell table:style-name="ce81" office:value-type="float" office:value="60" calcext:value-type="float">
            <text:p>60</text:p>
          </table:table-cell>
          <table:table-cell table:style-name="ce81" table:number-columns-repeated="2"/>
          <table:table-cell table:number-columns-repeated="995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table:style-name="ce74" table:number-columns-repeated="2"/>
          <table:table-cell table:style-name="ce74" office:value-type="string" calcext:value-type="string">
            <text:p>use_on_attack_enemy_hero</text:p>
          </table:table-cell>
          <table:table-cell table:style-name="ce74" office:value-type="float" office:value="50" calcext:value-type="float">
            <text:p>50</text:p>
          </table:table-cell>
          <table:table-cell table:style-name="ce87" table:number-columns-repeated="4"/>
          <table:table-cell table:style-name="ce90" table:number-columns-repeated="2"/>
          <table:table-cell table:style-name="ce87" table:number-columns-repeated="2"/>
          <table:table-cell table:style-name="ce81" table:number-columns-repeated="2"/>
          <table:table-cell table:style-name="ce81" office:value-type="string" calcext:value-type="string">
            <text:p>attacked_enemy_creep</text:p>
          </table:table-cell>
          <table:table-cell table:style-name="ce81" office:value-type="float" office:value="90" calcext:value-type="float">
            <text:p>90</text:p>
          </table:table-cell>
          <table:table-cell table:style-name="ce100" table:number-columns-repeated="2"/>
          <table:table-cell table:style-name="ce82"/>
          <table:table-cell table:style-name="ce80"/>
          <table:table-cell table:style-name="ce81" office:value-type="string" calcext:value-type="string">
            <text:p>low_hp_ally_hero</text:p>
          </table:table-cell>
          <table:table-cell table:style-name="ce81" office:value-type="float" office:value="50" calcext:value-type="float">
            <text:p>50</text:p>
          </table:table-cell>
          <table:table-cell table:style-name="ce81" office:value-type="string" calcext:value-type="string">
            <text:p>low_hp_self</text:p>
          </table:table-cell>
          <table:table-cell table:style-name="ce81" office:value-type="float" office:value="40" calcext:value-type="float">
            <text:p>40</text:p>
          </table:table-cell>
          <table:table-cell table:style-name="ce81" office:value-type="string" calcext:value-type="string">
            <text:p>half_hp_self</text:p>
          </table:table-cell>
          <table:table-cell table:style-name="ce81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72" office:value-type="string" calcext:value-type="string">
            <text:p>item_flask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70" calcext:value-type="float">
            <text:p>7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>
          <table:table-cell table:style-name="ce72" office:value-type="string" calcext:value-type="string">
            <text:p>item_cheese</text:p>
          </table:table-cell>
          <table:table-cell table:style-name="ce74" office:value-type="string" calcext:value-type="string">
            <text:p>low_hp_self</text:p>
          </table:table-cell>
          <table:table-cell table:style-name="ce74" office:value-type="float" office:value="90" calcext:value-type="float">
            <text:p>90</text:p>
          </table:table-cell>
          <table:table-cell table:style-name="ce74" table:number-columns-repeated="2"/>
          <table:table-cell table:style-name="ce87" table:number-columns-repeated="8"/>
          <table:table-cell table:style-name="ce81" table:number-columns-repeated="2"/>
          <table:table-cell table:style-name="ce82"/>
          <table:table-cell table:style-name="ce81" table:number-columns-repeated="3"/>
          <table:table-cell table:style-name="ce82"/>
          <table:table-cell table:style-name="ce81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5"/>
        <table:table-column table:style-name="co108" table:default-cell-style-name="ce135"/>
        <table:table-column table:style-name="co109" table:default-cell-style-name="ce135"/>
        <table:table-column table:style-name="co110" table:default-cell-style-name="ce135"/>
        <table:table-column table:style-name="co111" table:default-cell-style-name="ce135"/>
        <table:table-column table:style-name="co112" table:default-cell-style-name="ce135"/>
        <table:table-column table:style-name="co113" table:default-cell-style-name="ce135"/>
        <table:table-column table:style-name="co114" table:default-cell-style-name="ce135"/>
        <table:table-column table:style-name="co115" table:default-cell-style-name="ce170"/>
        <table:table-column table:style-name="co116" table:default-cell-style-name="ce170"/>
        <table:table-column table:style-name="co117" table:default-cell-style-name="ce170"/>
        <table:table-column table:style-name="co127" table:default-cell-style-name="ce170"/>
        <table:table-column table:style-name="co10" table:number-columns-repeated="999" table:default-cell-style-name="ce170"/>
        <table:table-row table:style-name="ro1">
          <table:table-cell table:style-name="ce164" office:value-type="string" calcext:value-type="string">
            <text:p>Algorithm</text:p>
          </table:table-cell>
          <table:table-cell table:style-name="ce166" office:value-type="string" calcext:value-type="string">
            <text:p>BOT_MODE_ROAM</text:p>
          </table:table-cell>
          <table:table-cell table:style-name="ce166" office:value-type="string" calcext:value-type="string">
            <text:p>BOT_MODE_TEAM_ROAM</text:p>
          </table:table-cell>
          <table:table-cell table:style-name="ce166" office:value-type="string" calcext:value-type="string">
            <text:p>BOT_MODE_PUSH_TOWER</text:p>
          </table:table-cell>
          <table:table-cell table:style-name="ce169" office:value-type="string" calcext:value-type="string">
            <text:p>BOT_MODE_ATTACK</text:p>
          </table:table-cell>
          <table:table-cell table:style-name="ce169" office:value-type="string" calcext:value-type="string">
            <text:p>BOT_MODE_NONE</text:p>
          </table:table-cell>
          <table:table-cell table:style-name="ce136" office:value-type="string" calcext:value-type="string">
            <text:p>BOT_MODE_LANING</text:p>
          </table:table-cell>
          <table:table-cell table:style-name="ce136" office:value-type="string" calcext:value-type="string">
            <text:p>BOT_MODE_ROSHAN </text:p>
          </table:table-cell>
          <table:table-cell table:style-name="ce166" office:value-type="string" calcext:value-type="string">
            <text:p>BOT_MODE_FARM</text:p>
          </table:table-cell>
          <table:table-cell table:style-name="ce166" office:value-type="string" calcext:value-type="string">
            <text:p>BOT_MODE_DEFEND_TOWER</text:p>
          </table:table-cell>
          <table:table-cell table:style-name="ce166" office:value-type="string" calcext:value-type="string">
            <text:p>BOT_MODE_RETREAT</text:p>
          </table:table-cell>
          <table:table-cell table:style-name="ce166" office:value-type="string" calcext:value-type="string">
            <text:p>BOT_MODE_DEFEND_ALLY</text:p>
          </table:table-cell>
          <table:table-cell table:style-name="ce150"/>
          <table:table-cell table:style-name="ce171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15" calcext:value-type="float">
            <text:p>15</text:p>
          </table:table-cell>
          <table:table-cell table:style-name="ce139" office:value-type="float" office:value="25" calcext:value-type="float">
            <text:p>2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5" office:value-type="float" office:value="50" calcext:value-type="float">
            <text:p>50</text:p>
          </table:table-cell>
          <table:table-cell table:number-columns-repeated="3" table:style-name="ce145" office:value-type="float" office:value="65" calcext:value-type="float">
            <text:p>6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75" calcext:value-type="float">
            <text:p>7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60" calcext:value-type="float">
            <text:p>60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50" calcext:value-type="float">
            <text:p>5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80" calcext:value-type="float">
            <text:p>8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low_hp_enemy_hero</text:p>
          </table:table-cell>
          <table:table-cell table:number-columns-repeated="5" table:style-name="ce145" office:value-type="float" office:value="90" calcext:value-type="float">
            <text:p>9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enemy_creep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style-name="ce139" office:value-type="float" office:value="40" calcext:value-type="float">
            <text:p>40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2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hp_neutral_creep</text:p>
          </table:table-cell>
          <table:table-cell table:number-columns-repeated="3" table:style-name="ce145" office:value-type="float" office:value="0" calcext:value-type="float">
            <text:p>0</text:p>
          </table:table-cell>
          <table:table-cell table:number-columns-repeated="2" table:style-name="ce145" office:value-type="float" office:value="10" calcext:value-type="float">
            <text:p>1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139" office:value-type="float" office:value="60" calcext:value-type="float">
            <text:p>60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ax_kills_enemy_hero</text:p>
          </table:table-cell>
          <table:table-cell table:number-columns-repeated="5" table:style-name="ce145" office:value-type="float" office:value="85" calcext:value-type="float">
            <text:p>85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9" office:value-type="string" calcext:value-type="string">
            <text:p>min_hp_enemy_building</text:p>
          </table:table-cell>
          <table:table-cell table:number-columns-repeated="2" table:style-name="ce145" office:value-type="float" office:value="0" calcext:value-type="float">
            <text:p>0</text:p>
          </table:table-cell>
          <table:table-cell table:number-columns-repeated="3" table:style-name="ce145" office:value-type="float" office:value="70" calcext:value-type="float">
            <text:p>70</text:p>
          </table:table-cell>
          <table:table-cell table:number-columns-repeated="6" table:style-name="ce139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ssist_ally_hero</text:p>
          </table:table-cell>
          <table:table-cell table:number-columns-repeated="5" table:style-name="ce145" office:value-type="float" office:value="87" calcext:value-type="float">
            <text:p>87</text:p>
          </table:table-cell>
          <table:table-cell table:number-columns-repeated="3"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5" table:number-columns-repeated="5"/>
          <table:table-cell table:style-name="ce139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5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81" table:default-cell-style-name="ce133"/>
        <table:table-column table:style-name="co80" table:default-cell-style-name="ce133"/>
        <table:table-column table:style-name="co82" table:default-cell-style-name="ce133"/>
        <table:table-column table:style-name="co83" table:default-cell-style-name="ce133"/>
        <table:table-column table:style-name="co67" table:default-cell-style-name="ce133"/>
        <table:table-column table:style-name="co69" table:default-cell-style-name="ce133"/>
        <table:table-column table:style-name="co84" table:default-cell-style-name="ce133"/>
        <table:table-column table:style-name="co69" table:default-cell-style-name="ce133"/>
        <table:table-column table:style-name="co81" table:default-cell-style-name="ce133"/>
        <table:table-column table:style-name="co85" table:default-cell-style-name="ce133"/>
        <table:table-column table:style-name="co86" table:default-cell-style-name="ce133"/>
        <table:table-column table:style-name="co2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81" table:default-cell-style-name="ce133"/>
        <table:table-column table:style-name="co80" table:default-cell-style-name="ce133"/>
        <table:table-column table:style-name="co86" table:default-cell-style-name="ce133"/>
        <table:table-column table:style-name="co2" table:default-cell-style-name="ce133"/>
        <table:table-column table:style-name="co86" table:default-cell-style-name="ce133"/>
        <table:table-column table:style-name="co2" table:default-cell-style-name="ce133"/>
        <table:table-column table:style-name="co10" table:number-columns-repeated="997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etrea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Attack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Evasive maneuvers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Laning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Farm desire</text:p>
          </table:table-cell>
          <table:covered-table-cell table:style-name="ce163"/>
          <table:table-cell table:style-name="ce177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997"/>
        </table:table-row>
        <table:table-row table:style-name="ro1">
          <table:table-cell table:style-name="ce127" office:value-type="string" calcext:value-type="string">
            <text:p>has_buyback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level_six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25" calcext:value-type="float">
            <text:p>25</text:p>
          </table:table-cell>
          <table:table-cell table:style-name="ce140" office:value-type="float" office:value="50" calcext:value-type="float">
            <text:p>5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15" calcext:value-type="float">
            <text:p>15</text:p>
          </table:table-cell>
          <table:table-cell table:style-name="ce140" office:value-type="float" office:value="-50" calcext:value-type="float">
            <text:p>-5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low_hp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85" calcext:value-type="float">
            <text:p>85</text:p>
          </table:table-cell>
          <table:table-cell table:style-name="ce140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-25" calcext:value-type="float">
            <text:p>-2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0" calcext:value-type="float">
            <text:p>-5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0" calcext:value-type="float">
            <text:p>-5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not_full_hp_mp_and_near_fountain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7" office:value-type="string" calcext:value-type="string">
            <text:p>has_tp_scroll_or_travel_boots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10" calcext:value-type="float">
            <text:p>-1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focused_by_enemies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5" calcext:value-type="float">
            <text:p>-2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shrine_healing_and_enemies_near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1" office:value-type="float" office:value="-85" calcext:value-type="float">
            <text:p>-85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shrine_healing_and_no_enemy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76" calcext:value-type="float">
            <text:p>76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is_one_weaker_enemy_hero_near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60" calcext:value-type="float">
            <text:p>6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player_on_bot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player_on_mid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player_on_top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5" calcext:value-type="float">
            <text:p>-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roam_target_is_near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50" calcext:value-type="float">
            <text:p>-5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ally_hero_is_near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style-name="ce147" office:value-type="float" office:value="5" calcext:value-type="float">
            <text:p>5</text:p>
          </table:table-cell>
          <table:table-cell table:style-name="ce147" office:value-type="float" office:value="-5" calcext:value-type="float">
            <text:p>-5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7" office:value-type="float" office:value="30" calcext:value-type="float">
            <text:p>3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15" calcext:value-type="float">
            <text:p>-15</text:p>
          </table:table-cell>
          <table:table-cell table:number-columns-repeated="14" table:style-name="ce140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25" office:value-type="string" calcext:value-type="string">
            <text:p>has_high_damage_and_health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-25" calcext:value-type="float">
            <text:p>-2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50" calcext:value-type="float">
            <text:p>-5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50" calcext:value-type="float">
            <text:p>-5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2:54:22.9376801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5T13:03:33.035554634</dc:date>
    <meta:editing-duration>P2DT2H25M15S</meta:editing-duration>
    <meta:editing-cycles>2053</meta:editing-cycles>
    <meta:document-statistic meta:table-count="9" meta:cell-count="2748" meta:object-count="0"/>
  </office:meta>
</office:document-meta>
</file>